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2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Charles William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S. Morais/</text:p>
      <text:p text:style-name="P2">No 546/</text:p>
      <text:p text:style-name="P2">Phila/</text:p>
      <text:p text:style-name="P2"/>
      <text:p text:style-name="P2">[Page 1]</text:p>
      <text:p text:style-name="P2">Friend Morais/</text:p>
      <text:p text:style-name="P2"><text:tab/>Thy messuage[sic!] of the/ 17 Inst was received as the is aware/ from the above also that of the 15th/ in which the shows the strongest/ posible[sic!] vidence[sic!] of a deep seated heartfelt/ feealling[sic!] of sumpathy[sic!] and interest in our/ amiable and devoted Daughters health/ who we are now hopeful is on the/ improving hand for which we cannot/ be to[sic!] thankful to Divine Goodness for who/ directs all things aright with sentiments/ of profound respect and regard I subscribe/ myself as ever truly thy friend/ Charles William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2:21:32.92</meta:creation-date>
    <dc:date>2012-01-25T12:30:29.78</dc:date>
    <dc:creator>Penn Libraries</dc:creator>
    <meta:editing-duration>PT00H08M5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55" meta:character-count="1826"/>
  </office:meta>
</office:document-meta>
</file>